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111111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25cm" svg:stroke-color="#111111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2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333333" draw:fill="none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333333" draw:fill="gradient" draw:fill-gradient-name="Gray_20_Gradient_20_3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376092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11111" draw:fill="solid" draw:fill-color="#eeeee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26cm" svg:stroke-color="#111111" draw:fill="solid" draw:fill-color="#eeeee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111111" draw:fill="solid" draw:fill-color="#eeeee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cm" fo:padding-right="-0.05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51cm" svg:stroke-color="#000000" draw:marker-start-width="0.197cm" draw:marker-end="msArrowOpenEnd_20_5" draw:marker-end-width="0.312cm" draw:marker-end-center="false" draw:stroke-linejoin="round" draw:fill="none" draw:textarea-horizontal-align="center" draw:textarea-vertical-align="middle" draw:auto-grow-height="false" fo:padding-top="0.124cm" fo:padding-bottom="0.124cm" fo:padding-left="0.249cm" fo:padding-right="0.249cm" fo:wrap-option="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0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1c1c1c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111111" draw:fill="non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111111" draw:fill="non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26cm" svg:stroke-color="#111111" draw:fill="solid" draw:fill-color="#ffffff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color="#376092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111111" draw:fill="solid" draw:fill-color="#ffffff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5cm" svg:stroke-color="#111111" draw:marker-start-width="0.337cm" draw:marker-end-width="0.337cm" draw:fill="none" draw:textarea-vertical-align="top" draw:auto-grow-height="true" fo:min-height="0cm" fo:min-width="0cm" fo:padding-top="0.137cm" fo:padding-bottom="0.137cm" fo:padding-left="0.262cm" fo:padding-right="0.262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33333" draw:marker-start-width="0.313cm" draw:marker-end-width="0.313cm" draw:fill="solid" draw:fill-color="#ffffff" draw:textarea-horizontal-align="justify" draw:textarea-vertical-align="middle" draw:auto-grow-height="false" fo:padding-top="0.162cm" fo:padding-bottom="0.162cm" fo:padding-left="0.287cm" fo:padding-right="0.287cm" draw:shadow="hidden"/>
    </style:style>
    <style:style style:name="gr32" style:family="graphic" style:parent-style-name="standard">
      <style:graphic-properties svg:stroke-width="0.051cm" svg:stroke-color="#666666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dash" draw:stroke-dash="Ultrafine_20_Dashed" svg:stroke-width="0.051cm" draw:marker-start="Arrow" draw:marker-start-width="0.178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.026cm" svg:stroke-color="#111111" draw:fill="solid" draw:fill-color="#eeeeee" draw:textarea-vertical-align="middle" draw:auto-grow-height="false" fo:min-height="0.044cm" fo:min-width="0.813cm" fo:padding-top="0.125cm" fo:padding-bottom="0.125cm" fo:padding-left="0.25cm" fo:padding-right="0.25cm" fo:wrap-option="wrap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ff"/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gradient" draw:fill-gradient-name="Gray_20_Gradient_20_3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solid" draw:fill-color="#eeeeee"/>
      <style:text-properties fo:font-size="18pt"/>
    </style:style>
    <style:style style:name="P7" style:family="paragraph">
      <style:paragraph-properties fo:margin-left="0cm" fo:margin-right="0cm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solid" draw:fill-color="#eeeeee"/>
      <style:paragraph-properties fo:margin-left="0cm" fo:margin-right="0cm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eeeeee"/>
      <style:paragraph-properties fo:margin-left="0cm" fo:margin-right="0cm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margin-left="0cm" fo:margin-right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464cm" svg:height="1.827cm" svg:x="3.793cm" svg:y="12.229cm" svg:viewBox="0 0 1465 1828" svg:d="M829 0c212 0 424 0 636 0 0 609 0 1218 0 1827-212 0-424 0-636 0 0-233 0-467 0-700-133 0-265 0-398 0 0 81 0 163 0 244-144-153-287-305-431-458 144-152 287-305 431-457 0 81 0 163 0 244 133 0 265 0 398 0 0-233 0-467 0-700zM0 0zM1465 1828z">
            <text:p/>
          </draw:path>
          <draw:path draw:style-name="gr2" draw:text-style-name="P1" draw:layer="layout" svg:width="0.635cm" svg:height="1.826cm" svg:x="4.622cm" svg:y="12.229cm" svg:viewBox="0 0 636 1827" svg:d="M0 0c212 0 424 0 636 0 0 609 0 1218 0 1827">
            <text:p/>
          </draw:path>
          <draw:path draw:style-name="gr2" draw:text-style-name="P1" draw:layer="layout" svg:width="0.828cm" svg:height="1.826cm" svg:x="3.793cm" svg:y="12.229cm" svg:viewBox="0 0 829 1827" svg:d="M829 1827c0-233 0-467 0-700-133 0-265 0-398 0 0 81 0 163 0 244-144-153-287-305-431-458 144-152 287-305 431-457 0 81 0 163 0 244 133 0 265 0 398 0 0-233 0-467 0-700">
            <text:p/>
          </draw:path>
          <draw:polyline draw:style-name="gr2" draw:text-style-name="P1" draw:layer="layout" svg:width="0cm" svg:height="0cm" svg:x="3.793cm" svg:y="12.229cm" svg:viewBox="0 0 0 0" draw:points="0,0">
            <text:p/>
          </draw:polyline>
          <draw:polyline draw:style-name="gr2" draw:text-style-name="P1" draw:layer="layout" svg:width="0cm" svg:height="0cm" svg:x="5.258cm" svg:y="14.057cm" svg:viewBox="0 0 0 0" draw:points="0,0">
            <text:p/>
          </draw:polyline>
        </draw:g>
        <draw:g xml:id="id3" draw:id="id3">
          <draw:path draw:style-name="gr1" draw:text-style-name="P1" draw:layer="layout" svg:width="1.464cm" svg:height="1.827cm" svg:x="4.615cm" svg:y="10.729cm" svg:viewBox="0 0 1465 1828" svg:d="M636 0c-212 0-424 0-636 0 0 609 0 1218 0 1827 212 0 424 0 636 0 0-233 0-467 0-700 133 0 265 0 398 0 0 81 0 163 0 244 144-153 287-305 431-458-144-152-287-305-431-457 0 81 0 163 0 244-133 0-265 0-398 0 0-233 0-467 0-700zM1465 0zM0 1828z">
            <text:p/>
          </draw:path>
          <draw:path draw:style-name="gr2" draw:text-style-name="P1" draw:layer="layout" svg:width="0.635cm" svg:height="1.826cm" svg:x="4.615cm" svg:y="10.729cm" svg:viewBox="0 0 636 1827" svg:d="M636 0c-212 0-424 0-636 0 0 609 0 1218 0 1827">
            <text:p/>
          </draw:path>
          <draw:path draw:style-name="gr2" draw:text-style-name="P1" draw:layer="layout" svg:width="0.828cm" svg:height="1.826cm" svg:x="5.251cm" svg:y="10.729cm" svg:viewBox="0 0 829 1827" svg:d="M0 1827c0-233 0-467 0-700 133 0 265 0 398 0 0 81 0 163 0 244 144-153 287-305 431-458-144-152-287-305-431-457 0 81 0 163 0 244-133 0-265 0-398 0 0-233 0-467 0-700">
            <text:p/>
          </draw:path>
          <draw:polyline draw:style-name="gr2" draw:text-style-name="P1" draw:layer="layout" svg:width="0cm" svg:height="0cm" svg:x="6.08cm" svg:y="10.729cm" svg:viewBox="0 0 0 0" draw:points="0,0">
            <text:p/>
          </draw:polyline>
          <draw:polyline draw:style-name="gr2" draw:text-style-name="P1" draw:layer="layout" svg:width="0cm" svg:height="0cm" svg:x="4.615cm" svg:y="12.557cm" svg:viewBox="0 0 0 0" draw:points="0,0">
            <text:p/>
          </draw:polyline>
        </draw:g>
        <draw:custom-shape draw:name="Snip Same Side Corner Rectangle 4" draw:style-name="gr3" draw:text-style-name="P2" xml:id="id1" draw:id="id1" draw:layer="layout" svg:width="4.844cm" svg:height="4.844cm" svg:x="2.435cm" svg:y="0.467cm">
          <draw:glue-point draw:id="4" svg:x="-0.547cm" svg:y="-0.652cm" draw:escape-direction="right"/>
          <draw:glue-point draw:id="5" svg:x="0.074cm" svg:y="-0.245cm"/>
          <draw:glue-point draw:id="6" svg:x="1.294cm" svg:y="-0.074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 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1">
          <draw:custom-shape draw:name="Rectangle 82" draw:style-name="gr4" draw:text-style-name="P3" draw:layer="layout" svg:width="1.41cm" svg:height="3.691cm" svg:x="9.749cm" svg:y="5.541cm">
            <text:p/>
            <draw:enhanced-geometry svg:viewBox="0 0 21600 21600" draw:type="rectangle" draw:enhanced-path="M 0 0 L 21600 0 21600 21600 0 21600 0 0 Z N"/>
          </draw:custom-shape>
          <draw:custom-shape draw:name="Snip Same Side Corner Rectangle 83" draw:style-name="gr5" draw:text-style-name="P4" draw:layer="layout" svg:width="0.705cm" svg:height="0.399cm" svg:x="10.243cm" svg:y="5.705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84" draw:style-name="gr5" draw:text-style-name="P4" draw:layer="layout" svg:width="0.705cm" svg:height="0.399cm" svg:x="10.243cm" svg:y="6.296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85" draw:style-name="gr5" draw:text-style-name="P4" draw:layer="layout" svg:width="0.705cm" svg:height="0.399cm" svg:x="10.243cm" svg:y="6.886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86" draw:style-name="gr5" draw:text-style-name="P4" draw:layer="layout" svg:width="0.705cm" svg:height="0.399cm" svg:x="10.243cm" svg:y="7.476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87" draw:style-name="gr5" draw:text-style-name="P4" draw:layer="layout" svg:width="0.705cm" svg:height="0.399cm" svg:x="10.243cm" svg:y="8.066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88" draw:style-name="gr5" draw:text-style-name="P4" draw:layer="layout" svg:width="0.705cm" svg:height="0.399cm" svg:x="10.243cm" svg:y="8.657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Straight Connector 89" draw:style-name="gr6" draw:text-style-name="P5" draw:layer="layout" svg:x1="9.772cm" svg:y1="5.634cm" svg:x2="10.066cm" svg:y2="5.639cm">
            <text:p/>
          </draw:line>
          <draw:line draw:name="Straight Connector 90" draw:style-name="gr7" draw:text-style-name="P5" draw:layer="layout" svg:x1="9.772cm" svg:y1="6.057cm" svg:x2="10.066cm" svg:y2="6.062cm">
            <text:p/>
          </draw:line>
          <draw:line draw:name="Straight Connector 91" draw:style-name="gr7" draw:text-style-name="P5" draw:layer="layout" svg:x1="9.772cm" svg:y1="6.481cm" svg:x2="10.066cm" svg:y2="6.485cm">
            <text:p/>
          </draw:line>
          <draw:line draw:name="Straight Connector 92" draw:style-name="gr7" draw:text-style-name="P5" draw:layer="layout" svg:x1="9.772cm" svg:y1="6.904cm" svg:x2="10.066cm" svg:y2="6.909cm">
            <text:p/>
          </draw:line>
          <draw:line draw:name="Straight Connector 93" draw:style-name="gr7" draw:text-style-name="P5" draw:layer="layout" svg:x1="9.772cm" svg:y1="7.327cm" svg:x2="10.066cm" svg:y2="7.332cm">
            <text:p/>
          </draw:line>
          <draw:line draw:name="Straight Connector 94" draw:style-name="gr7" draw:text-style-name="P5" draw:layer="layout" svg:x1="9.772cm" svg:y1="7.751cm" svg:x2="10.066cm" svg:y2="7.755cm">
            <text:p/>
          </draw:line>
          <draw:line draw:name="Straight Connector 95" draw:style-name="gr7" draw:text-style-name="P5" draw:layer="layout" svg:x1="9.772cm" svg:y1="8.174cm" svg:x2="10.066cm" svg:y2="8.179cm">
            <text:p/>
          </draw:line>
          <draw:line draw:name="Straight Connector 96" draw:style-name="gr7" draw:text-style-name="P5" draw:layer="layout" svg:x1="9.772cm" svg:y1="8.597cm" svg:x2="10.066cm" svg:y2="8.602cm">
            <text:p/>
          </draw:line>
          <draw:line draw:name="Straight Connector 97" draw:style-name="gr7" draw:text-style-name="P5" draw:layer="layout" svg:x1="9.772cm" svg:y1="9.021cm" svg:x2="10.066cm" svg:y2="9.025cm">
            <text:p/>
          </draw:line>
          <draw:line draw:name="Straight Connector 98" draw:style-name="gr6" draw:text-style-name="P5" draw:layer="layout" svg:x1="9.772cm" svg:y1="5.74cm" svg:x2="10.066cm" svg:y2="5.744cm">
            <text:p/>
          </draw:line>
          <draw:line draw:name="Straight Connector 99" draw:style-name="gr7" draw:text-style-name="P5" draw:layer="layout" svg:x1="9.772cm" svg:y1="6.163cm" svg:x2="10.066cm" svg:y2="6.168cm">
            <text:p/>
          </draw:line>
          <draw:line draw:name="Straight Connector 100" draw:style-name="gr7" draw:text-style-name="P5" draw:layer="layout" svg:x1="9.772cm" svg:y1="6.587cm" svg:x2="10.066cm" svg:y2="6.591cm">
            <text:p/>
          </draw:line>
          <draw:line draw:name="Straight Connector 101" draw:style-name="gr7" draw:text-style-name="P5" draw:layer="layout" svg:x1="9.772cm" svg:y1="7.01cm" svg:x2="10.066cm" svg:y2="7.014cm">
            <text:p/>
          </draw:line>
          <draw:line draw:name="Straight Connector 102" draw:style-name="gr7" draw:text-style-name="P5" draw:layer="layout" svg:x1="9.772cm" svg:y1="7.433cm" svg:x2="10.066cm" svg:y2="7.438cm">
            <text:p/>
          </draw:line>
          <draw:line draw:name="Straight Connector 103" draw:style-name="gr7" draw:text-style-name="P5" draw:layer="layout" svg:x1="9.772cm" svg:y1="7.857cm" svg:x2="10.066cm" svg:y2="7.861cm">
            <text:p/>
          </draw:line>
          <draw:line draw:name="Straight Connector 104" draw:style-name="gr7" draw:text-style-name="P5" draw:layer="layout" svg:x1="9.772cm" svg:y1="8.28cm" svg:x2="10.066cm" svg:y2="8.284cm">
            <text:p/>
          </draw:line>
          <draw:line draw:name="Straight Connector 105" draw:style-name="gr7" draw:text-style-name="P5" draw:layer="layout" svg:x1="9.772cm" svg:y1="8.703cm" svg:x2="10.066cm" svg:y2="8.708cm">
            <text:p/>
          </draw:line>
          <draw:line draw:name="Straight Connector 106" draw:style-name="gr7" draw:text-style-name="P5" draw:layer="layout" svg:x1="9.772cm" svg:y1="9.127cm" svg:x2="10.066cm" svg:y2="9.131cm">
            <text:p/>
          </draw:line>
          <draw:line draw:name="Straight Connector 107" draw:style-name="gr6" draw:text-style-name="P5" draw:layer="layout" svg:x1="9.772cm" svg:y1="5.846cm" svg:x2="10.066cm" svg:y2="5.85cm">
            <text:p/>
          </draw:line>
          <draw:line draw:name="Straight Connector 108" draw:style-name="gr7" draw:text-style-name="P5" draw:layer="layout" svg:x1="9.772cm" svg:y1="6.269cm" svg:x2="10.066cm" svg:y2="6.274cm">
            <text:p/>
          </draw:line>
          <draw:line draw:name="Straight Connector 109" draw:style-name="gr7" draw:text-style-name="P5" draw:layer="layout" svg:x1="9.772cm" svg:y1="6.692cm" svg:x2="10.066cm" svg:y2="6.697cm">
            <text:p/>
          </draw:line>
          <draw:line draw:name="Straight Connector 110" draw:style-name="gr7" draw:text-style-name="P5" draw:layer="layout" svg:x1="9.772cm" svg:y1="7.116cm" svg:x2="10.066cm" svg:y2="7.12cm">
            <text:p/>
          </draw:line>
          <draw:line draw:name="Straight Connector 111" draw:style-name="gr7" draw:text-style-name="P5" draw:layer="layout" svg:x1="9.772cm" svg:y1="7.539cm" svg:x2="10.066cm" svg:y2="7.544cm">
            <text:p/>
          </draw:line>
          <draw:line draw:name="Straight Connector 112" draw:style-name="gr7" draw:text-style-name="P5" draw:layer="layout" svg:x1="9.772cm" svg:y1="7.962cm" svg:x2="10.066cm" svg:y2="7.967cm">
            <text:p/>
          </draw:line>
          <draw:line draw:name="Straight Connector 113" draw:style-name="gr7" draw:text-style-name="P5" draw:layer="layout" svg:x1="9.772cm" svg:y1="8.386cm" svg:x2="10.066cm" svg:y2="8.39cm">
            <text:p/>
          </draw:line>
          <draw:line draw:name="Straight Connector 114" draw:style-name="gr7" draw:text-style-name="P5" draw:layer="layout" svg:x1="9.772cm" svg:y1="8.809cm" svg:x2="10.066cm" svg:y2="8.814cm">
            <text:p/>
          </draw:line>
          <draw:line draw:name="Straight Connector 115" draw:style-name="gr7" draw:text-style-name="P5" draw:layer="layout" svg:x1="9.772cm" svg:y1="5.952cm" svg:x2="10.066cm" svg:y2="5.956cm">
            <text:p/>
          </draw:line>
          <draw:line draw:name="Straight Connector 116" draw:style-name="gr7" draw:text-style-name="P5" draw:layer="layout" svg:x1="9.772cm" svg:y1="6.375cm" svg:x2="10.066cm" svg:y2="6.379cm">
            <text:p/>
          </draw:line>
          <draw:line draw:name="Straight Connector 117" draw:style-name="gr7" draw:text-style-name="P5" draw:layer="layout" svg:x1="9.772cm" svg:y1="6.798cm" svg:x2="10.066cm" svg:y2="6.803cm">
            <text:p/>
          </draw:line>
          <draw:line draw:name="Straight Connector 118" draw:style-name="gr7" draw:text-style-name="P5" draw:layer="layout" svg:x1="9.772cm" svg:y1="7.222cm" svg:x2="10.066cm" svg:y2="7.226cm">
            <text:p/>
          </draw:line>
          <draw:line draw:name="Straight Connector 119" draw:style-name="gr7" draw:text-style-name="P5" draw:layer="layout" svg:x1="9.772cm" svg:y1="7.645cm" svg:x2="10.066cm" svg:y2="7.649cm">
            <text:p/>
          </draw:line>
          <draw:line draw:name="Straight Connector 120" draw:style-name="gr7" draw:text-style-name="P5" draw:layer="layout" svg:x1="9.772cm" svg:y1="8.068cm" svg:x2="10.066cm" svg:y2="8.073cm">
            <text:p/>
          </draw:line>
          <draw:line draw:name="Straight Connector 121" draw:style-name="gr7" draw:text-style-name="P5" draw:layer="layout" svg:x1="9.772cm" svg:y1="8.492cm" svg:x2="10.066cm" svg:y2="8.496cm">
            <text:p/>
          </draw:line>
          <draw:line draw:name="Straight Connector 122" draw:style-name="gr7" draw:text-style-name="P5" draw:layer="layout" svg:x1="9.772cm" svg:y1="8.915cm" svg:x2="10.066cm" svg:y2="8.919cm">
            <text:p/>
          </draw:line>
        </draw:g>
        <draw:custom-shape draw:name="Up-Down Arrow 13" draw:style-name="gr8" draw:text-style-name="P6" draw:layer="layout" svg:width="1.928cm" svg:height="1.729cm" svg:x="3.893cm" svg:y="5.302cm">
          <text:p/>
          <draw:enhanced-geometry svg:viewBox="0 0 21600 21600" draw:text-areas="?f0 ?f8 ?f2 ?f9" draw:type="up-down-arrow" draw:modifiers="5408.39813374806 6348.1434864694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11" draw:style-name="gr8" draw:text-style-name="P6" draw:layer="layout" svg:width="0.541cm" svg:height="0.552cm" svg:x="5.035cm" svg:y="3.693cm">
          <text:p/>
          <draw:enhanced-geometry svg:viewBox="0 0 21600 21600" draw:text-areas="?f0 ?f8 ?f2 ?f9" draw:type="up-down-arrow" draw:modifiers="5499.63099630996 6718.2640144665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Down Arrow 12" draw:style-name="gr8" draw:text-style-name="P6" draw:layer="layout" svg:width="0.587cm" svg:height="0.644cm" svg:x="4.106cm" svg:y="3.599cm">
          <text:p/>
          <draw:enhanced-geometry svg:viewBox="0 0 21600 21600" draw:text-areas="?f0 0 ?f2 ?f5" draw:type="down-arrow" draw:modifiers="14768.3720930233 5546.9387755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5" draw:style-name="gr8" draw:text-style-name="P6" draw:layer="layout" svg:width="0.587cm" svg:height="0.788cm" svg:x="4.106cm" svg:y="2.3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Up-Down Arrow 6" draw:style-name="gr8" draw:text-style-name="P6" draw:layer="layout" svg:width="0.541cm" svg:height="0.85cm" svg:x="5.035cm" svg:y="2.3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ectangle 7" draw:style-name="gr9" draw:text-style-name="P8" draw:layer="layout" svg:width="2.274cm" svg:height="0.479cm" svg:x="3.704cm" svg:y="3.204cm">
          <text:p text:style-name="P7"><text:span text:style-name="T1">L1 cache</text:span></text:p>
          <draw:enhanced-geometry svg:viewBox="0 0 21600 21600" draw:type="rectangle" draw:enhanced-path="M 0 0 L 21600 0 21600 21600 0 21600 0 0 Z N"/>
        </draw:custom-shape>
        <draw:custom-shape draw:name="Rectangle 9" draw:style-name="gr10" draw:text-style-name="P10" draw:layer="layout" svg:width="3.412cm" svg:height="0.719cm" svg:x="3.147cm" svg:y="4.248cm">
          <text:p text:style-name="P9"><text:span text:style-name="T1">L2 cache</text:span></text:p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10" draw:layer="layout" svg:width="1.562cm" svg:height="1.562cm" svg:x="4.013cm" svg:y="0.696cm">
          <text:p text:style-name="P9"><text:span text:style-name="T2">CPU</text:span></text:p>
          <draw:enhanced-geometry svg:viewBox="0 0 21600 21600" draw:type="rectangle" draw:enhanced-path="M 0 0 L 21600 0 21600 21600 0 21600 0 0 Z N"/>
        </draw:custom-shape>
        <draw:custom-shape draw:name="TextBox 18" draw:style-name="gr11" draw:text-style-name="P11" xml:id="id2" draw:id="id2" draw:layer="layout" svg:width="1.979cm" svg:height="1.243cm" svg:x="0.644cm" svg:y="5.746cm">
          <text:p text:style-name="P7"><text:span text:style-name="T1">Front-side</text:span><text:span text:style-name="T1"><text:line-break/></text:span><text:span text:style-name="T1">bus</text:span></text:p>
          <draw:enhanced-geometry svg:viewBox="0 0 21600 21600" draw:type="rectangle" draw:enhanced-path="M 0 0 L 21600 0 21600 21600 0 21600 0 0 Z N"/>
        </draw:custom-shape>
        <draw:custom-shape draw:name="TextBox 19" draw:style-name="gr12" draw:text-style-name="P13" draw:layer="layout" svg:width="2.106cm" svg:height="1.243cm" svg:x="7.431cm" svg:y="1.722cm">
          <text:p text:style-name="P12"><text:span text:style-name="T1">Address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onnector draw:name="Straight Arrow Connector 21" draw:style-name="gr13" draw:text-style-name="P5" draw:layer="layout" draw:line-skew="-1.551cm" svg:x1="7.467cm" svg:y1="2.083cm" svg:x2="4.593cm" svg:y2="2.574cm" draw:end-shape="id1" draw:end-glue-point="4" svg:d="M7467 2083h-1225v491h-1649" svg:viewBox="0 0 2875 492">
          <text:p/>
        </draw:connector>
        <draw:custom-shape draw:name="Left-Right Arrow 30" draw:style-name="gr8" draw:text-style-name="P6" draw:layer="layout" svg:width="2.574cm" svg:height="1.316cm" svg:x="6.492cm" svg:y="7.1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31" draw:style-name="gr14" draw:text-style-name="P11" xml:id="id4" draw:id="id4" draw:layer="layout" svg:width="2.454cm" svg:height="0.647cm" svg:x="6.723cm" svg:y="5.664cm">
          <text:p text:style-name="P7"><text:span text:style-name="T1">DDR2 bus</text:span></text:p>
          <draw:enhanced-geometry svg:viewBox="0 0 21600 21600" draw:type="rectangle" draw:enhanced-path="M 0 0 L 21600 0 21600 21600 0 21600 0 0 Z N"/>
        </draw:custom-shape>
        <draw:g draw:name="Group 80">
          <draw:custom-shape draw:name="Rectangle 32" draw:style-name="gr15" draw:text-style-name="P2" draw:layer="layout" svg:width="1.41cm" svg:height="3.691cm" svg:x="9.149cm" svg:y="5.905cm">
            <text:p/>
            <draw:enhanced-geometry svg:viewBox="0 0 21600 21600" draw:type="rectangle" draw:enhanced-path="M 0 0 L 21600 0 21600 21600 0 21600 0 0 Z N"/>
          </draw:custom-shape>
          <draw:custom-shape draw:name="Snip Same Side Corner Rectangle 34" draw:style-name="gr5" draw:text-style-name="P4" draw:layer="layout" svg:width="0.705cm" svg:height="0.399cm" svg:x="9.643cm" svg:y="6.07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36" draw:style-name="gr5" draw:text-style-name="P4" draw:layer="layout" svg:width="0.705cm" svg:height="0.399cm" svg:x="9.643cm" svg:y="6.66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37" draw:style-name="gr5" draw:text-style-name="P4" draw:layer="layout" svg:width="0.705cm" svg:height="0.399cm" svg:x="9.643cm" svg:y="7.25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38" draw:style-name="gr5" draw:text-style-name="P4" draw:layer="layout" svg:width="0.705cm" svg:height="0.399cm" svg:x="9.643cm" svg:y="7.841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39" draw:style-name="gr5" draw:text-style-name="P4" draw:layer="layout" svg:width="0.705cm" svg:height="0.399cm" svg:x="9.643cm" svg:y="8.431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40" draw:style-name="gr5" draw:text-style-name="P4" draw:layer="layout" svg:width="0.705cm" svg:height="0.399cm" svg:x="9.643cm" svg:y="9.021cm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Straight Connector 44" draw:style-name="gr6" draw:text-style-name="P5" draw:layer="layout" svg:x1="9.172cm" svg:y1="5.999cm" svg:x2="9.466cm" svg:y2="6.003cm">
            <text:p/>
          </draw:line>
          <draw:line draw:name="Straight Connector 45" draw:style-name="gr6" draw:text-style-name="P5" draw:layer="layout" svg:x1="9.172cm" svg:y1="6.422cm" svg:x2="9.466cm" svg:y2="6.426cm">
            <text:p/>
          </draw:line>
          <draw:line draw:name="Straight Connector 46" draw:style-name="gr6" draw:text-style-name="P5" draw:layer="layout" svg:x1="9.172cm" svg:y1="6.845cm" svg:x2="9.466cm" svg:y2="6.85cm">
            <text:p/>
          </draw:line>
          <draw:line draw:name="Straight Connector 47" draw:style-name="gr6" draw:text-style-name="P5" draw:layer="layout" svg:x1="9.172cm" svg:y1="7.269cm" svg:x2="9.466cm" svg:y2="7.273cm">
            <text:p/>
          </draw:line>
          <draw:line draw:name="Straight Connector 48" draw:style-name="gr6" draw:text-style-name="P5" draw:layer="layout" svg:x1="9.172cm" svg:y1="7.692cm" svg:x2="9.466cm" svg:y2="7.696cm">
            <text:p/>
          </draw:line>
          <draw:line draw:name="Straight Connector 49" draw:style-name="gr6" draw:text-style-name="P5" draw:layer="layout" svg:x1="9.172cm" svg:y1="8.115cm" svg:x2="9.466cm" svg:y2="8.12cm">
            <text:p/>
          </draw:line>
          <draw:line draw:name="Straight Connector 50" draw:style-name="gr6" draw:text-style-name="P5" draw:layer="layout" svg:x1="9.172cm" svg:y1="8.539cm" svg:x2="9.466cm" svg:y2="8.543cm">
            <text:p/>
          </draw:line>
          <draw:line draw:name="Straight Connector 51" draw:style-name="gr6" draw:text-style-name="P5" draw:layer="layout" svg:x1="9.172cm" svg:y1="8.962cm" svg:x2="9.466cm" svg:y2="8.966cm">
            <text:p/>
          </draw:line>
          <draw:line draw:name="Straight Connector 52" draw:style-name="gr6" draw:text-style-name="P5" draw:layer="layout" svg:x1="9.172cm" svg:y1="9.385cm" svg:x2="9.466cm" svg:y2="9.39cm">
            <text:p/>
          </draw:line>
          <draw:line draw:name="Straight Connector 53" draw:style-name="gr6" draw:text-style-name="P5" draw:layer="layout" svg:x1="9.172cm" svg:y1="6.104cm" svg:x2="9.466cm" svg:y2="6.109cm">
            <text:p/>
          </draw:line>
          <draw:line draw:name="Straight Connector 54" draw:style-name="gr6" draw:text-style-name="P5" draw:layer="layout" svg:x1="9.172cm" svg:y1="6.528cm" svg:x2="9.466cm" svg:y2="6.532cm">
            <text:p/>
          </draw:line>
          <draw:line draw:name="Straight Connector 55" draw:style-name="gr6" draw:text-style-name="P5" draw:layer="layout" svg:x1="9.172cm" svg:y1="6.951cm" svg:x2="9.466cm" svg:y2="6.956cm">
            <text:p/>
          </draw:line>
          <draw:line draw:name="Straight Connector 56" draw:style-name="gr6" draw:text-style-name="P5" draw:layer="layout" svg:x1="9.172cm" svg:y1="7.374cm" svg:x2="9.466cm" svg:y2="7.379cm">
            <text:p/>
          </draw:line>
          <draw:line draw:name="Straight Connector 57" draw:style-name="gr6" draw:text-style-name="P5" draw:layer="layout" svg:x1="9.172cm" svg:y1="7.798cm" svg:x2="9.466cm" svg:y2="7.802cm">
            <text:p/>
          </draw:line>
          <draw:line draw:name="Straight Connector 58" draw:style-name="gr6" draw:text-style-name="P5" draw:layer="layout" svg:x1="9.172cm" svg:y1="8.221cm" svg:x2="9.466cm" svg:y2="8.226cm">
            <text:p/>
          </draw:line>
          <draw:line draw:name="Straight Connector 59" draw:style-name="gr6" draw:text-style-name="P5" draw:layer="layout" svg:x1="9.172cm" svg:y1="8.644cm" svg:x2="9.466cm" svg:y2="8.649cm">
            <text:p/>
          </draw:line>
          <draw:line draw:name="Straight Connector 60" draw:style-name="gr6" draw:text-style-name="P5" draw:layer="layout" svg:x1="9.172cm" svg:y1="9.068cm" svg:x2="9.466cm" svg:y2="9.072cm">
            <text:p/>
          </draw:line>
          <draw:line draw:name="Straight Connector 61" draw:style-name="gr6" draw:text-style-name="P5" draw:layer="layout" svg:x1="9.172cm" svg:y1="9.491cm" svg:x2="9.466cm" svg:y2="9.496cm">
            <text:p/>
          </draw:line>
          <draw:line draw:name="Straight Connector 62" draw:style-name="gr6" draw:text-style-name="P5" draw:layer="layout" svg:x1="9.172cm" svg:y1="6.21cm" svg:x2="9.466cm" svg:y2="6.215cm">
            <text:p/>
          </draw:line>
          <draw:line draw:name="Straight Connector 63" draw:style-name="gr6" draw:text-style-name="P5" draw:layer="layout" svg:x1="9.172cm" svg:y1="6.634cm" svg:x2="9.466cm" svg:y2="6.638cm">
            <text:p/>
          </draw:line>
          <draw:line draw:name="Straight Connector 64" draw:style-name="gr6" draw:text-style-name="P5" draw:layer="layout" svg:x1="9.172cm" svg:y1="7.057cm" svg:x2="9.466cm" svg:y2="7.061cm">
            <text:p/>
          </draw:line>
          <draw:line draw:name="Straight Connector 65" draw:style-name="gr6" draw:text-style-name="P5" draw:layer="layout" svg:x1="9.172cm" svg:y1="7.48cm" svg:x2="9.466cm" svg:y2="7.485cm">
            <text:p/>
          </draw:line>
          <draw:line draw:name="Straight Connector 66" draw:style-name="gr6" draw:text-style-name="P5" draw:layer="layout" svg:x1="9.172cm" svg:y1="7.904cm" svg:x2="9.466cm" svg:y2="7.908cm">
            <text:p/>
          </draw:line>
          <draw:line draw:name="Straight Connector 67" draw:style-name="gr6" draw:text-style-name="P5" draw:layer="layout" svg:x1="9.172cm" svg:y1="8.327cm" svg:x2="9.466cm" svg:y2="8.331cm">
            <text:p/>
          </draw:line>
          <draw:line draw:name="Straight Connector 68" draw:style-name="gr6" draw:text-style-name="P5" draw:layer="layout" svg:x1="9.172cm" svg:y1="8.75cm" svg:x2="9.466cm" svg:y2="8.755cm">
            <text:p/>
          </draw:line>
          <draw:line draw:name="Straight Connector 69" draw:style-name="gr6" draw:text-style-name="P5" draw:layer="layout" svg:x1="9.172cm" svg:y1="9.174cm" svg:x2="9.466cm" svg:y2="9.178cm">
            <text:p/>
          </draw:line>
          <draw:line draw:name="Straight Connector 71" draw:style-name="gr6" draw:text-style-name="P5" draw:layer="layout" svg:x1="9.172cm" svg:y1="6.316cm" svg:x2="9.466cm" svg:y2="6.321cm">
            <text:p/>
          </draw:line>
          <draw:line draw:name="Straight Connector 72" draw:style-name="gr6" draw:text-style-name="P5" draw:layer="layout" svg:x1="9.172cm" svg:y1="6.739cm" svg:x2="9.466cm" svg:y2="6.744cm">
            <text:p/>
          </draw:line>
          <draw:line draw:name="Straight Connector 73" draw:style-name="gr6" draw:text-style-name="P5" draw:layer="layout" svg:x1="9.172cm" svg:y1="7.163cm" svg:x2="9.466cm" svg:y2="7.167cm">
            <text:p/>
          </draw:line>
          <draw:line draw:name="Straight Connector 74" draw:style-name="gr6" draw:text-style-name="P5" draw:layer="layout" svg:x1="9.172cm" svg:y1="7.586cm" svg:x2="9.466cm" svg:y2="7.591cm">
            <text:p/>
          </draw:line>
          <draw:line draw:name="Straight Connector 75" draw:style-name="gr6" draw:text-style-name="P5" draw:layer="layout" svg:x1="9.172cm" svg:y1="8.009cm" svg:x2="9.466cm" svg:y2="8.014cm">
            <text:p/>
          </draw:line>
          <draw:line draw:name="Straight Connector 76" draw:style-name="gr6" draw:text-style-name="P5" draw:layer="layout" svg:x1="9.172cm" svg:y1="8.433cm" svg:x2="9.466cm" svg:y2="8.437cm">
            <text:p/>
          </draw:line>
          <draw:line draw:name="Straight Connector 77" draw:style-name="gr6" draw:text-style-name="P5" draw:layer="layout" svg:x1="9.172cm" svg:y1="8.856cm" svg:x2="9.466cm" svg:y2="8.861cm">
            <text:p/>
          </draw:line>
          <draw:line draw:name="Straight Connector 78" draw:style-name="gr6" draw:text-style-name="P5" draw:layer="layout" svg:x1="9.172cm" svg:y1="9.279cm" svg:x2="9.466cm" svg:y2="9.284cm">
            <text:p/>
          </draw:line>
        </draw:g>
        <draw:custom-shape draw:name="TextBox 123" draw:style-name="gr16" draw:text-style-name="P13" draw:layer="layout" svg:width="2.225cm" svg:height="0.747cm" svg:x="9.084cm" svg:y="4.529cm">
          <text:p text:style-name="P12"><text:span text:style-name="T1">Memory</text:span></text:p>
          <draw:enhanced-geometry svg:viewBox="0 0 21600 21600" draw:type="rectangle" draw:enhanced-path="M 0 0 L 21600 0 21600 21600 0 21600 0 0 Z N"/>
        </draw:custom-shape>
        <draw:custom-shape draw:name="TextBox 127" draw:style-name="gr17" draw:text-style-name="P11" draw:layer="layout" svg:width="2.767cm" svg:height="1.243cm" svg:x="0.39cm" svg:y="11.173cm">
          <text:p text:style-name="P7"><text:span text:style-name="T1">PCI Express</text:span><text:span text:style-name="T1"><text:line-break/></text:span><text:span text:style-name="T1">bus</text:span></text:p>
          <draw:enhanced-geometry svg:viewBox="0 0 21600 21600" draw:type="rectangle" draw:enhanced-path="M 0 0 L 21600 0 21600 21600 0 21600 0 0 Z N"/>
        </draw:custom-shape>
        <draw:custom-shape draw:name="Rectangle 130" draw:style-name="gr18" draw:text-style-name="P11" draw:layer="layout" svg:width="2.339cm" svg:height="1.622cm" svg:x="1.427cm" svg:y="9.204cm">
          <text:p text:style-name="P7"><text:span text:style-name="T1">Graphics</text:span></text:p>
          <draw:enhanced-geometry svg:viewBox="0 0 21600 21600" draw:type="rectangle" draw:enhanced-path="M 0 0 L 21600 0 21600 21600 0 21600 0 0 Z N"/>
        </draw:custom-shape>
        <draw:custom-shape draw:name="Rectangle 131" draw:style-name="gr19" draw:text-style-name="P11" draw:layer="layout" svg:width="2.398cm" svg:height="1.622cm" svg:x="6.101cm" svg:y="10.773cm">
          <text:p text:style-name="P7"><text:span text:style-name="T1">SATA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ustom-shape draw:name="Rectangle 133" draw:style-name="gr20" draw:text-style-name="P11" draw:layer="layout" svg:width="2.288cm" svg:height="0.747cm" svg:x="8.742cm" svg:y="9.872cm">
          <text:p text:style-name="P7"><text:span text:style-name="T1">SATA bus</text:span></text:p>
          <draw:enhanced-geometry svg:viewBox="0 0 21600 21600" draw:type="rectangle" draw:enhanced-path="M 0 0 L 21600 0 21600 21600 0 21600 0 0 Z N"/>
        </draw:custom-shape>
        <draw:custom-shape draw:name="Rectangle 138" draw:style-name="gr21" draw:text-style-name="P13" draw:layer="layout" svg:width="2.415cm" svg:height="0.747cm" svg:x="9.818cm" svg:y="12.82cm">
          <text:p text:style-name="P12"><text:span text:style-name="T1">disk drive</text:span></text:p>
          <draw:enhanced-geometry svg:viewBox="0 0 21600 21600" draw:type="rectangle" draw:enhanced-path="M 0 0 L 21600 0 21600 21600 0 21600 0 0 Z N"/>
        </draw:custom-shape>
        <draw:connector draw:name="Straight Arrow Connector 145" draw:style-name="gr22" draw:text-style-name="P5" draw:layer="layout" svg:x1="2.623cm" svg:y1="6.367cm" svg:x2="4.374cm" svg:y2="6.14cm" draw:start-shape="id2" svg:d="M2623 6367h1137v-227h614" svg:viewBox="0 0 1752 228">
          <text:p/>
        </draw:connector>
        <draw:connector draw:name="Straight Arrow Connector 149" draw:style-name="gr22" draw:text-style-name="P5" draw:layer="layout" svg:x1="2.575cm" svg:y1="11.878cm" svg:x2="4.615cm" svg:y2="11.643cm" draw:end-shape="id3" draw:end-glue-point="3" svg:d="M2575 11878h764v-235h1276" svg:viewBox="0 0 2041 236">
          <text:p/>
        </draw:connector>
        <draw:custom-shape draw:name="Snip Same Side Corner Rectangle 14" draw:style-name="gr23" draw:text-style-name="P14" draw:layer="layout" svg:width="3.574cm" svg:height="1.657cm" svg:x="3.023cm" svg:y="7.057cm">
          <text:p text:style-name="P7"><text:span text:style-name="T1">North bridge</text:span></text:p>
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54" draw:style-name="gr24" draw:text-style-name="P13" draw:layer="layout" svg:width="1.319cm" svg:height="0.747cm" svg:x="2.378cm" svg:y="12.643cm">
          <text:p text:style-name="P12"><text:span text:style-name="T1">USB</text:span></text:p>
          <draw:enhanced-geometry svg:viewBox="0 0 21600 21600" draw:type="rectangle" draw:enhanced-path="M 0 0 L 21600 0 21600 21600 0 21600 0 0 Z N"/>
        </draw:custom-shape>
        <draw:custom-shape draw:name="Snip Same Side Corner Rectangle 15" draw:style-name="gr25" draw:text-style-name="P14" draw:layer="layout" svg:width="2.492cm" svg:height="1.61cm" svg:x="3.681cm" svg:y="14.538cm">
          <text:p text:style-name="P7"><text:span text:style-name="T1">South</text:span><text:span text:style-name="T1"><text:line-break/></text:span><text:span text:style-name="T1">bridge</text:span></text:p>
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57" draw:style-name="gr26" draw:text-style-name="P11" draw:layer="layout" svg:width="3.523cm" svg:height="1.267cm" svg:x="7.365cm" svg:y="14.55cm">
          <text:p text:style-name="P7"><text:span text:style-name="T1">slow stuff</text:span><text:span text:style-name="T1"><text:line-break/></text:span><text:span text:style-name="T1">(e.g. keyboard)</text:span></text:p>
          <draw:enhanced-geometry svg:viewBox="0 0 21600 21600" draw:type="rectangle" draw:enhanced-path="M 0 0 L 21600 0 21600 21600 0 21600 0 0 Z N"/>
        </draw:custom-shape>
        <draw:connector draw:name="Straight Arrow Connector 160" draw:style-name="gr22" draw:text-style-name="P5" draw:layer="layout" draw:line-skew="-0.622cm" svg:x1="6.761cm" svg:y1="13.951cm" svg:x2="6.757cm" svg:y2="15.194cm" svg:d="M6761 13951h-4v1243" svg:viewBox="0 0 5 1244">
          <text:p/>
        </draw:connector>
        <draw:custom-shape draw:name="Rectangle 163" draw:style-name="gr27" draw:text-style-name="P13" draw:layer="layout" svg:width="1.958cm" svg:height="0.747cm" svg:x="5.761cm" svg:y="13.246cm">
          <text:p text:style-name="P12"><text:span text:style-name="T1">ISA bus</text:span></text:p>
          <draw:enhanced-geometry svg:viewBox="0 0 21600 21600" draw:type="rectangle" draw:enhanced-path="M 0 0 L 21600 0 21600 21600 0 21600 0 0 Z N"/>
        </draw:custom-shape>
        <draw:connector draw:name="Straight Arrow Connector 165" draw:style-name="gr22" draw:text-style-name="P5" draw:layer="layout" draw:line-skew="-0.308cm" svg:x1="7.95cm" svg:y1="6.311cm" svg:x2="7.779cm" svg:y2="7.527cm" draw:start-shape="id4" svg:d="M7950 6311v550h-171v666" svg:viewBox="0 0 172 1217">
          <text:p/>
        </draw:connector>
        <draw:connector draw:name="Straight Arrow Connector 168" draw:style-name="gr22" draw:text-style-name="P5" draw:layer="layout" svg:x1="9.882cm" svg:y1="10.55cm" svg:x2="9.398cm" svg:y2="11.533cm" svg:d="M9882 10550v492h-484v491" svg:viewBox="0 0 485 984">
          <text:p/>
        </draw:connector>
        <draw:connector draw:name="Straight Arrow Connector 172" draw:style-name="gr28" draw:text-style-name="P5" draw:layer="layout" svg:x1="0.217cm" svg:y1="13.119cm" svg:x2="2.299cm" svg:y2="13.119cm" svg:d="M217 13119h2082" svg:viewBox="0 0 2083 1">
          <text:p/>
        </draw:connector>
        <draw:custom-shape draw:name="TextBox 174" draw:style-name="gr29" draw:text-style-name="P11" draw:layer="layout" svg:width="2.14cm" svg:height="0.747cm" svg:x="0.209cm" svg:y="13.189cm">
          <text:p text:style-name="P7"><text:span text:style-name="T1">USB bus</text:span></text:p>
          <draw:enhanced-geometry svg:viewBox="0 0 21600 21600" draw:type="rectangle" draw:enhanced-path="M 0 0 L 21600 0 21600 21600 0 21600 0 0 Z N"/>
        </draw:custom-shape>
        <draw:connector draw:name="Straight Arrow Connector 21" draw:style-name="gr13" draw:text-style-name="P5" draw:layer="layout" draw:line-skew="-0.971cm" svg:x1="7.467cm" svg:y1="2.584cm" svg:x2="5.483cm" svg:y2="2.854cm" draw:end-shape="id1" draw:end-glue-point="6" svg:d="M7467 2584h-645v270h-1339" svg:viewBox="0 0 1985 271">
          <text:p/>
        </draw:connector>
        <draw:g>
          <draw:path draw:style-name="gr1" draw:text-style-name="P1" draw:layer="layout" svg:width="1.464cm" svg:height="1.827cm" svg:x="3.789cm" svg:y="9.129cm" svg:viewBox="0 0 1465 1828" svg:d="M829 0c212 0 424 0 636 0 0 609 0 1218 0 1827-212 0-424 0-636 0 0-233 0-467 0-700-133 0-265 0-398 0 0 81 0 163 0 244-144-153-287-305-431-458 144-152 287-305 431-457 0 81 0 163 0 244 133 0 265 0 398 0 0-233 0-467 0-700zM0 0zM1465 1828z">
            <text:p/>
          </draw:path>
          <draw:path draw:style-name="gr2" draw:text-style-name="P1" draw:layer="layout" svg:width="0.635cm" svg:height="1.826cm" svg:x="4.618cm" svg:y="9.129cm" svg:viewBox="0 0 636 1827" svg:d="M0 0c212 0 424 0 636 0 0 609 0 1218 0 1827">
            <text:p/>
          </draw:path>
          <draw:path draw:style-name="gr2" draw:text-style-name="P1" draw:layer="layout" svg:width="0.828cm" svg:height="1.826cm" svg:x="3.789cm" svg:y="9.129cm" svg:viewBox="0 0 829 1827" svg:d="M829 1827c0-233 0-467 0-700-133 0-265 0-398 0 0 81 0 163 0 244-144-153-287-305-431-458 144-152 287-305 431-457 0 81 0 163 0 244 133 0 265 0 398 0 0-233 0-467 0-700">
            <text:p/>
          </draw:path>
          <draw:polyline draw:style-name="gr2" draw:text-style-name="P1" draw:layer="layout" svg:width="0cm" svg:height="0cm" svg:x="3.789cm" svg:y="9.129cm" svg:viewBox="0 0 0 0" draw:points="0,0">
            <text:p/>
          </draw:polyline>
          <draw:polyline draw:style-name="gr2" draw:text-style-name="P1" draw:layer="layout" svg:width="0cm" svg:height="0cm" svg:x="5.254cm" svg:y="10.957cm" svg:viewBox="0 0 0 0" draw:points="0,0">
            <text:p/>
          </draw:polyline>
        </draw:g>
        <draw:g>
          <draw:path draw:style-name="gr1" draw:text-style-name="P1" draw:layer="layout" svg:width="1.322cm" svg:height="1.085cm" svg:x="4.276cm" svg:y="8.73cm" svg:viewBox="0 0 1323 1086" svg:d="M343 1086c0-215 0-430 0-645-114 0-229 0-343 0 220-147 441-294 661-441 221 147 441 294 662 441-115 0-229 0-344 0 0 215 0 430 0 645-212 0-424 0-636 0z">
            <text:p/>
          </draw:path>
          <draw:polygon draw:style-name="gr1" draw:text-style-name="P1" draw:layer="layout" svg:width="0cm" svg:height="0cm" svg:x="4.276cm" svg:y="8.73cm" svg:viewBox="0 0 0 0" draw:points="0,0">
            <text:p/>
          </draw:polygon>
          <draw:polygon draw:style-name="gr1" draw:text-style-name="P1" draw:layer="layout" svg:width="0cm" svg:height="0cm" svg:x="5.599cm" svg:y="9.816cm" svg:viewBox="0 0 0 0" draw:points="0,0">
            <text:p/>
          </draw:polygon>
          <draw:path draw:style-name="gr2" draw:text-style-name="P1" draw:layer="layout" svg:width="1.322cm" svg:height="1.085cm" svg:x="4.276cm" svg:y="8.73cm" svg:viewBox="0 0 1323 1086" svg:d="M343 1086c0-215 0-430 0-645-114 0-229 0-343 0 220-147 441-294 661-441 221 147 441 294 662 441-115 0-229 0-344 0 0 215 0 430 0 645">
            <text:p/>
          </draw:path>
        </draw:g>
        <draw:g>
          <draw:path draw:style-name="gr1" draw:text-style-name="P1" draw:layer="layout" svg:width="1.322cm" svg:height="1.085cm" svg:x="4.277cm" svg:y="13.43cm" svg:viewBox="0 0 1323 1086" svg:d="M343 0c0 215 0 430 0 645-114 0-229 0-343 0 220 147 441 294 661 441 221-147 441-294 662-441-115 0-229 0-344 0 0-215 0-430 0-645-212 0-424 0-636 0z">
            <text:p/>
          </draw:path>
          <draw:polygon draw:style-name="gr1" draw:text-style-name="P1" draw:layer="layout" svg:width="0cm" svg:height="0cm" svg:x="4.277cm" svg:y="14.516cm" svg:viewBox="0 0 0 0" draw:points="0,0">
            <text:p/>
          </draw:polygon>
          <draw:polygon draw:style-name="gr1" draw:text-style-name="P1" draw:layer="layout" svg:width="0cm" svg:height="0cm" svg:x="5.6cm" svg:y="13.43cm" svg:viewBox="0 0 0 0" draw:points="0,0">
            <text:p/>
          </draw:polygon>
          <draw:path draw:style-name="gr2" draw:text-style-name="P1" draw:layer="layout" svg:width="1.322cm" svg:height="1.085cm" svg:x="4.277cm" svg:y="13.43cm" svg:viewBox="0 0 1323 1086" svg:d="M343 0c0 215 0 430 0 645-114 0-229 0-343 0 220 147 441 294 661 441 221-147 441-294 662-441-115 0-229 0-344 0 0-215 0-430 0-645">
            <text:p/>
          </draw:path>
        </draw:g>
        <draw:g>
          <draw:g>
            <draw:custom-shape draw:style-name="gr30" draw:text-style-name="P15" draw:layer="layout" svg:width="1.536cm" svg:height="2.159cm" svg:x="10.272cm" svg:y="10.668cm">
              <text:p/>
              <draw:enhanced-geometry svg:viewBox="0 0 21600 21600" draw:path-stretchpoint-x="10800" draw:path-stretchpoint-y="10800" draw:text-areas="?f3 ?f4 ?f5 ?f6" draw:type="round-rectangle" draw:modifiers="772.53218884120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31" draw:text-style-name="P16" draw:layer="layout" svg:width="1.341cm" svg:height="1.994cm" svg:x="10.369cm" svg:y="10.752cm" svg:viewBox="0 0 1342 1995" svg:d="M1232 3c9 1 17 4 25 7 16 6 30 15 43 26s22 23 30 37c3 6 6 13 8 21 2 7 3 14 3 22v1016c0 7-1 15-3 22s-5 14-8 21c-8 13-18 26-30 37-8 6-16 11-24 16 3 1 5 2 7 3 11 4 21 10 30 18 9 7 16 16 21 25 3 4 5 9 6 14 2 5 2 11 2 16v610c0 5 0 10-2 15-1 5-3 10-6 15-5 9-12 18-21 25s-19 14-29 19c-6 2-12 4-17 5-6 1-12 2-19 2h-1154c-6 0-12-1-18-2s-11-3-17-5c-11-5-21-11-29-19-9-7-16-16-21-25-2-5-4-10-6-15-1-5-2-10-2-15v-610c0-5 1-11 2-16 2-5 4-9 6-14 5-9 12-18 21-25s18-14 29-18c2-1 5-2 7-2-9-5-17-11-24-17-13-11-23-24-30-37-4-7-7-14-9-21s-3-15-3-22v-1016c0-8 1-15 3-22 2-8 5-15 9-21 7-14 17-26 30-37s27-20 42-26c8-3 17-6 25-7 8-2 17-3 26-3h1072c8 0 17 1 25 3z">
              <text:p/>
            </draw:path>
          </draw:g>
          <draw:circle draw:style-name="gr32" draw:text-style-name="P17" draw:layer="layout" svg:width="0.381cm" svg:height="0.381cm" svg:x="10.85cm" svg:y="11.187cm">
            <text:p/>
          </draw:circle>
          <draw:circle draw:style-name="gr32" draw:text-style-name="P17" draw:layer="layout" svg:width="0.178cm" svg:height="0.178cm" svg:x="11.256cm" svg:y="12.253cm">
            <text:p/>
          </draw:circle>
        </draw:g>
        <draw:line draw:style-name="gr33" draw:text-style-name="P18" draw:layer="layout" svg:x1="6.275cm" svg:y1="15.326cm" svg:x2="7.245cm" svg:y2="15.326cm">
          <text:p/>
        </draw:line>
        <draw:custom-shape draw:name="Left-Right Arrow 30_0" draw:style-name="gr34" draw:text-style-name="P6" draw:layer="layout" svg:width="1.639cm" svg:height="0.586cm" svg:x="8.548cm" svg:y="11.4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y_20_Gradient_20_3" draw:display-name="Gray Gradient 3" draw:style="linear" draw:start-color="#dddddd" draw:end-color="#808080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4-12-01T23:16:36</meta:creation-date>
    <dc:date>2020-09-03T11:34:21.466406216</dc:date>
    <meta:editing-duration>PT48M5S</meta:editing-duration>
    <meta:editing-cycles>5</meta:editing-cycles>
    <meta:generator>LibreOffice/7.0.1.2$MacOSX_X86_64 LibreOffice_project/7cbcfc562f6eb6708b5ff7d7397325de9e764452</meta:generator>
    <meta:document-statistic meta:object-count="153"/>
  </office:meta>
</office:document-meta>
</file>